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D000000B83740AADFEFFD61B8.png" manifest:media-type="image/png"/>
  <manifest:file-entry manifest:full-path="Pictures/100002010000012C000000B4A085A7DCE2D88F71.png" manifest:media-type="image/png"/>
  <manifest:file-entry manifest:full-path="Pictures/100002010000009D00000081AF56B7E68937D67E.png" manifest:media-type="image/png"/>
  <manifest:file-entry manifest:full-path="Pictures/10000201000000CE0000007FFBACA2AB5BA0ABCE.png" manifest:media-type="image/png"/>
  <manifest:file-entry manifest:full-path="Pictures/10000201000000E000000083251AA8CE17A0AC48.png" manifest:media-type="image/png"/>
  <manifest:file-entry manifest:full-path="Pictures/10000201000000E60000007F53492F0A32952164.png" manifest:media-type="image/png"/>
  <manifest:file-entry manifest:full-path="Pictures/10000201000000530000004D5BCB283F4C2D66E7.png" manifest:media-type="image/png"/>
  <manifest:file-entry manifest:full-path="Pictures/1000020100000087000000965CD2A281B3CC8F88.png" manifest:media-type="image/png"/>
  <manifest:file-entry manifest:full-path="Pictures/10000201000000880000007DC106FBE639AF12D1.png" manifest:media-type="image/png"/>
  <manifest:file-entry manifest:full-path="Pictures/100002010000006600000052C3F3AAAFE47A000A.png" manifest:media-type="image/png"/>
  <manifest:file-entry manifest:full-path="Pictures/1000020100000163000000690FC4EA3582CC9CCC.png" manifest:media-type="image/png"/>
  <manifest:file-entry manifest:full-path="Pictures/10000201000000C5000000C034727860F3D47FE3.png" manifest:media-type="image/png"/>
  <manifest:file-entry manifest:full-path="Pictures/10000201000000DD000000A36A8D71EBB82937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18cm" svg:stroke-color="#cc3300" draw:marker-start-width="0.227cm" draw:marker-end-width="0.227cm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fo:min-height="0.319cm"/>
    </style:style>
    <style:style style:name="gr4" style:family="graphic" style:parent-style-name="standard">
      <style:graphic-properties draw:stroke="solid" svg:stroke-width="0.028cm" svg:stroke-color="#999999" draw:marker-start-width="0.242cm" draw:marker-end-width="0.2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637cm"/>
    </style:style>
    <style:style style:name="gr6" style:family="graphic" style:parent-style-name="standard">
      <style:graphic-properties draw:stroke="solid" svg:stroke-width="0.035cm" svg:stroke-color="#80808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color="#800000" fo:font-size="12pt"/>
    </style:style>
    <style:style style:name="P5" style:family="paragraph">
      <loext:graphic-properties draw:fill="none" draw:fill-color="#ffffff"/>
      <style:text-properties fo:color="#666666" fo:font-size="12pt" fo:background-color="#99999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cc3300" fo:font-size="12pt"/>
    </style:style>
    <style:style style:name="T3" style:family="text">
      <style:text-properties fo:color="#666666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cm" svg:height="0.889cm" svg:x="1cm" svg:y="25.13cm">
          <draw:image xlink:href="Pictures/10000201000000E60000007F53492F0A32952164.png" xlink:type="simple" xlink:show="embed" xlink:actuate="onLoad">
            <text:p/>
          </draw:image>
        </draw:frame>
        <draw:frame draw:style-name="gr1" draw:text-style-name="P1" draw:layer="layout" svg:width="1.499cm" svg:height="0.889cm" svg:x="2.676cm" svg:y="25.13cm">
          <draw:image xlink:href="Pictures/10000201000000E000000083251AA8CE17A0AC48.png" xlink:type="simple" xlink:show="embed" xlink:actuate="onLoad">
            <text:p/>
          </draw:image>
        </draw:frame>
        <draw:frame draw:style-name="gr1" draw:text-style-name="P1" draw:layer="layout" svg:width="1.422cm" svg:height="0.889cm" svg:x="1.102cm" svg:y="26.051cm">
          <draw:image xlink:href="Pictures/10000201000000CE0000007FFBACA2AB5BA0ABCE.png" xlink:type="simple" xlink:show="embed" xlink:actuate="onLoad">
            <text:p/>
          </draw:image>
        </draw:frame>
        <draw:frame draw:style-name="gr1" draw:text-style-name="P1" draw:layer="layout" svg:width="1.067cm" svg:height="0.889cm" svg:x="2.727cm" svg:y="26.051cm">
          <draw:image xlink:href="Pictures/100002010000009D00000081AF56B7E68937D67E.png" xlink:type="simple" xlink:show="embed" xlink:actuate="onLoad">
            <text:p/>
          </draw:image>
        </draw:frame>
        <draw:frame draw:style-name="gr1" draw:text-style-name="P1" draw:layer="layout" svg:width="0.508cm" svg:height="0.508cm" svg:x="8.01cm" svg:y="26.146cm">
          <draw:image xlink:href="Pictures/10000201000000530000004D5BCB283F4C2D66E7.png" xlink:type="simple" xlink:show="embed" xlink:actuate="onLoad">
            <text:p/>
          </draw:image>
        </draw:frame>
        <draw:frame draw:style-name="gr1" draw:text-style-name="P1" draw:layer="layout" svg:width="0.559cm" svg:height="0.635cm" svg:x="6.74cm" svg:y="25.003cm">
          <draw:image xlink:href="Pictures/1000020100000087000000965CD2A281B3CC8F88.png" xlink:type="simple" xlink:show="embed" xlink:actuate="onLoad">
            <text:p/>
          </draw:image>
        </draw:frame>
        <draw:frame draw:style-name="gr1" draw:text-style-name="P1" draw:layer="layout" svg:width="0.686cm" svg:height="0.635cm" svg:x="7.883cm" svg:y="25.257cm">
          <draw:image xlink:href="Pictures/10000201000000880000007DC106FBE639AF12D1.png" xlink:type="simple" xlink:show="embed" xlink:actuate="onLoad">
            <text:p/>
          </draw:image>
        </draw:frame>
        <draw:frame draw:style-name="gr1" draw:text-style-name="P1" draw:layer="layout" svg:width="2.134cm" svg:height="0.635cm" svg:x="10.423cm" svg:y="26.273cm">
          <draw:image xlink:href="Pictures/1000020100000163000000690FC4EA3582CC9CCC.png" xlink:type="simple" xlink:show="embed" xlink:actuate="onLoad">
            <text:p/>
          </draw:image>
        </draw:frame>
        <draw:frame draw:style-name="gr1" draw:text-style-name="P1" draw:layer="layout" svg:width="0.889cm" svg:height="0.889cm" svg:x="6.613cm" svg:y="26.051cm">
          <draw:image xlink:href="Pictures/10000201000000C5000000C034727860F3D47FE3.png" xlink:type="simple" xlink:show="embed" xlink:actuate="onLoad">
            <text:p/>
          </draw:image>
        </draw:frame>
        <draw:frame draw:style-name="gr1" draw:text-style-name="P1" draw:layer="layout" svg:width="1.194cm" svg:height="0.889cm" svg:x="8.975cm" svg:y="26.019cm">
          <draw:image xlink:href="Pictures/10000201000000DD000000A36A8D71EBB8293767.png" xlink:type="simple" xlink:show="embed" xlink:actuate="onLoad">
            <text:p/>
          </draw:image>
        </draw:frame>
        <draw:frame draw:style-name="gr1" draw:text-style-name="P1" draw:layer="layout" svg:width="1.473cm" svg:height="0.889cm" svg:x="13.37cm" svg:y="26.051cm">
          <draw:image xlink:href="Pictures/100002010000012C000000B4A085A7DCE2D88F71.png" xlink:type="simple" xlink:show="embed" xlink:actuate="onLoad">
            <text:p/>
          </draw:image>
        </draw:frame>
        <draw:connector draw:style-name="gr2" draw:text-style-name="P2" draw:layer="layout" svg:x1="18.649cm" svg:y1="2.399cm" svg:x2="18.907cm" svg:y2="2.046cm" draw:end-shape="id1" svg:d="M18649 2399h-242v-353h500" svg:viewBox="0 0 501 354">
          <text:p/>
        </draw:connector>
        <draw:frame draw:style-name="gr3" draw:text-style-name="P3" xml:id="id1" draw:id="id1" draw:layer="layout" svg:width="1.651cm" svg:height="0.569cm" svg:x="18.907cm" svg:y="1.762cm">
          <draw:text-box>
            <text:p><text:span text:style-name="T1">1/4in OD</text:span></text:p>
          </draw:text-box>
        </draw:frame>
        <draw:connector draw:style-name="gr4" draw:text-style-name="P2" draw:layer="layout" svg:x1="15.881cm" svg:y1="3.525cm" svg:x2="16.105cm" svg:y2="3.221cm" draw:end-shape="id2" svg:d="M15881 3525h-276v-304h500" svg:viewBox="0 0 501 305">
          <text:p/>
        </draw:connector>
        <draw:frame draw:style-name="gr5" draw:text-style-name="P3" xml:id="id2" draw:id="id2" draw:layer="layout" svg:width="1.651cm" svg:height="0.887cm" svg:x="16.105cm" svg:y="2.778cm">
          <draw:text-box>
            <text:p><text:span text:style-name="T1">3/8in ID 1/2in OD</text:span></text:p>
          </draw:text-box>
        </draw:frame>
        <draw:connector draw:style-name="gr6" draw:text-style-name="P2" draw:layer="layout" svg:x1="15.855cm" svg:y1="2.526cm" svg:x2="16.113cm" svg:y2="2.332cm" draw:end-shape="id3" svg:d="M15855 2526h-242v-194h500" svg:viewBox="0 0 501 195">
          <text:p/>
        </draw:connector>
        <draw:frame draw:style-name="gr5" draw:text-style-name="P3" xml:id="id3" draw:id="id3" draw:layer="layout" svg:width="1.651cm" svg:height="0.887cm" svg:x="16.113cm" svg:y="1.889cm">
          <draw:text-box>
            <text:p><text:span text:style-name="T1">1/2in ID 3/4in OD</text:span></text:p>
          </draw:text-box>
        </draw:frame>
        <draw:frame draw:style-name="gr7" draw:text-style-name="P4" draw:layer="layout" svg:width="1.905cm" svg:height="0.725cm" svg:x="18.399cm" svg:y="1.127cm">
          <draw:text-box>
            <text:p><text:span text:style-name="T2">Copper</text:span></text:p>
          </draw:text-box>
        </draw:frame>
        <draw:frame draw:style-name="gr7" draw:text-style-name="P5" draw:layer="layout" svg:width="1.905cm" svg:height="0.725cm" svg:x="15.732cm" svg:y="1.037cm">
          <draw:text-box>
            <text:p><text:span text:style-name="T3">Plastic</text:span></text:p>
          </draw:text-box>
        </draw:frame>
        <draw:frame draw:style-name="gr1" draw:text-style-name="P1" draw:layer="layout" svg:width="0.889cm" svg:height="0.889cm" svg:x="5.597cm" svg:y="26.051cm">
          <draw:image xlink:href="Pictures/10000201000000CD000000B83740AADFEFFD61B8.png" xlink:type="simple" xlink:show="embed" xlink:actuate="onLoad">
            <text:p/>
          </draw:image>
        </draw:frame>
        <draw:frame draw:style-name="gr8" draw:text-style-name="P2" draw:layer="layout" svg:width="0.787cm" svg:height="0.635cm" svg:x="5.699cm" svg:y="25.003cm">
          <draw:image xlink:href="Pictures/100002010000006600000052C3F3AAAFE47A00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2:00:29.734577985</meta:creation-date>
    <dc:date>2019-03-04T23:41:50.103896617</dc:date>
    <meta:editing-duration>PT25M27S</meta:editing-duration>
    <meta:editing-cycles>14</meta:editing-cycles>
    <meta:generator>LibreOffice/5.2.7.2$Linux_X86_64 LibreOffice_project/20m0$Build-2</meta:generator>
    <meta:document-statistic meta:object-count="21"/>
  </office:meta>
</office:document-meta>
</file>